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208D4426A2F332B349.png" manifest:media-type="image/png"/>
  <manifest:file-entry manifest:full-path="Pictures/100002010000014E0000013000D0D035C6697261.png" manifest:media-type="image/png"/>
  <manifest:file-entry manifest:full-path="Pictures/10000201000000FA00000140B1CE5A597B2E8A83.png" manifest:media-type="image/png"/>
  <manifest:file-entry manifest:full-path="Pictures/10000201000002A1000001ABFD59BEB46E569911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280000001A2401834828C72D74E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02010000008D000000821DA6C45490268579.png" manifest:media-type="image/png"/>
  <manifest:file-entry manifest:full-path="Pictures/10000201000000E7000000A79D380716F5408373.png" manifest:media-type="image/png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104000000CAB7ED71B95FC8C9C8.png" manifest:media-type="image/png"/>
  <manifest:file-entry manifest:full-path="Pictures/100002010000071300000209E1A9E4A535A566FB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02010000043300000075150A59AABA44AAB2.png" manifest:media-type="image/png"/>
  <manifest:file-entry manifest:full-path="Pictures/10000201000003CC00000067A1EF8B20201872D6.png" manifest:media-type="image/png"/>
  <manifest:file-entry manifest:full-path="Pictures/1000020100000157000000752CEB13D102BFEE58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0480000005AE90E1D5289170229.png" manifest:media-type="image/png"/>
  <manifest:file-entry manifest:full-path="Pictures/100002010000038E000002D8A83417BD2B23EBD0.png" manifest:media-type="image/png"/>
  <manifest:file-entry manifest:full-path="Pictures/10000201000002EF00000137A4318ACCC1DA85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04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7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8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14" style:family="graphic" style:parent-style-name="Graphic">
      <style:graphic-properties draw:stroke="dash" draw:stroke-dash="Long_20_Dash" svg:stroke-width="0.081cm" svg:stroke-color="#000000" draw:marker-start-width="0.322cm" draw:marker-end-width="0.322cm" draw:fill="solid" draw:fill-color="#ffbf00" draw:opacity="15%" draw:textarea-horizontal-align="justify" draw:textarea-vertical-align="middle" draw:auto-grow-height="false" fo:min-height="6.801cm" fo:min-width="12.364cm" fo:padding-top="0.041cm" fo:padding-bottom="0.041cm" fo:padding-left="0.041cm" fo:padding-right="0.041cm"/>
    </style:style>
    <style:style style:name="gr11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1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1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09cm" fo:min-width="1.375cm" fo:padding-top="0.166cm" fo:padding-bottom="0.166cm" fo:padding-left="0.291cm" fo:padding-right="0.291cm"/>
    </style:style>
    <style:style style:name="gr118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19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0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1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22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09cm" fo:min-width="0.816cm" fo:padding-top="0.166cm" fo:padding-bottom="0.166cm" fo:padding-left="0.291cm" fo:padding-right="0.291cm"/>
    </style:style>
    <style:style style:name="gr123" style:family="graphic" style:parent-style-name="Object_20_with_20_no_20_fill_20_and_20_no_20_line">
      <style:graphic-properties draw:stroke="solid" svg:stroke-width="0.081cm" svg:stroke-color="#000000" draw:marker-start-width="0.322cm" draw:marker-end-width="0.322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24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10.365cm)" draw:image-opacity="100%" style:mirror="none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623cm)" draw:image-opacity="100%" style:mirror="non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62cm, 0.293cm, -0.087cm, 0.262cm)" draw:image-opacity="100%" style:mirror="none"/>
    </style:style>
    <style:style style:name="gr128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114cm" fo:min-width="1.372cm" fo:padding-top="0.205cm" fo:padding-bottom="0.205cm" fo:padding-left="0.33cm" fo:padding-right="0.33cm"/>
    </style:style>
    <style:style style:name="gr129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1.114cm" fo:min-width="1.372cm" fo:padding-top="0.205cm" fo:padding-bottom="0.205cm" fo:padding-left="0.33cm" fo:padding-right="0.33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6cm, 0.127cm, 0.329cm, 0.199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127cm, 3.686cm, 0.199cm)" draw:image-opacity="100%" style:mirror="none"/>
    </style:style>
    <style:style style:name="gr1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3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3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39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1.399cm" fo:padding-top="0.166cm" fo:padding-bottom="0.166cm" fo:padding-left="0.291cm" fo:padding-right="0.291cm"/>
    </style:style>
    <style:style style:name="gr140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0.84cm" fo:padding-top="0.166cm" fo:padding-bottom="0.166cm" fo:padding-left="0.291cm" fo:padding-right="0.291cm"/>
    </style:style>
    <style:style style:name="gr141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474cm" fo:padding-top="0.205cm" fo:padding-bottom="0.205cm" fo:padding-left="0.33cm" fo:padding-right="0.33cm"/>
    </style:style>
    <style:style style:name="gr142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474cm" fo:padding-top="0.205cm" fo:padding-bottom="0.205cm" fo:padding-left="0.33cm" fo:padding-right="0.33cm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713cm)" draw:image-opacity="100%" style:mirror="non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0cm, 0.022cm, 0.733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4cm, 0.127cm, -0.055cm, 0.199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8cm, 0cm, 0.097cm, 0cm)" draw:image-opacity="100%" style:mirror="none"/>
    </style:style>
    <style:style style:name="gr14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736cm" fo:padding-top="0.053cm" fo:padding-bottom="0.053cm" fo:padding-left="0.053cm" fo:padding-right="0.053cm"/>
    </style:style>
    <style:style style:name="gr14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022cm" fo:padding-top="0.053cm" fo:padding-bottom="0.053cm" fo:padding-left="0.053cm" fo:padding-right="0.053cm"/>
      <style:paragraph-properties style:writing-mode="lr-tb"/>
    </style:style>
    <style:style style:name="gr150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1.169cm" fo:padding-top="0.205cm" fo:padding-bottom="0.205cm" fo:padding-left="0.33cm" fo:padding-right="0.33cm"/>
    </style:style>
    <style:style style:name="gr151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1.169cm" fo:padding-top="0.205cm" fo:padding-bottom="0.205cm" fo:padding-left="0.33cm" fo:padding-right="0.33cm"/>
    </style:style>
    <style:style style:name="gr152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53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5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5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5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5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5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5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6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6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62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64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66" style:family="graphic" style:parent-style-name="standard">
      <style:graphic-properties draw:stroke="none" draw:fill="none" fo:min-height="0.713cm"/>
      <style:paragraph-properties style:writing-mode="lr-tb"/>
    </style:style>
    <style:style style:name="gr167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68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6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70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7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7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17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17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1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1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18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18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18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1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1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186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1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8.273cm" fo:padding-top="0.053cm" fo:padding-bottom="0.053cm" fo:padding-left="0.053cm" fo:padding-right="0.053cm"/>
    </style:style>
    <style:style style:name="gr1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5.451cm" fo:padding-top="0.053cm" fo:padding-bottom="0.053cm" fo:padding-left="0.053cm" fo:padding-right="0.053cm"/>
      <style:paragraph-properties style:writing-mode="lr-tb"/>
    </style:style>
    <style:style style:name="gr1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72cm" fo:padding-top="0.053cm" fo:padding-bottom="0.053cm" fo:padding-left="0.053cm" fo:padding-right="0.053cm"/>
      <style:paragraph-properties style:writing-mode="lr-tb"/>
    </style:style>
    <style:style style:name="gr190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91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94cm" fo:min-width="18.639cm" fo:padding-top="0.053cm" fo:padding-bottom="0.053cm" fo:padding-left="0.053cm" fo:padding-right="0.053cm"/>
    </style:style>
    <style:style style:name="gr19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9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94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9cm" fo:min-width="0.259cm" fo:padding-top="0.152cm" fo:padding-bottom="0.152cm" fo:padding-left="0.277cm" fo:padding-right="0.277cm"/>
    </style:style>
    <style:style style:name="gr195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96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5.132cm" fo:min-width="0.259cm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solid" draw:fill-color="#ffbf00" draw:opacity="15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solid" draw:fill-color="#ec9ba4" draw:opacity="20%"/>
      <style:paragraph-properties fo:text-align="center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weight="bold"/>
    </style:style>
    <style:style style:name="P43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44" style:family="paragraph">
      <loext:graphic-properties draw:fill="solid" draw:fill-color="#ffbf00" draw:opacity="15%"/>
      <style:paragraph-properties fo:text-align="center" style:writing-mode="lr-tb"/>
    </style:style>
    <style:style style:name="P45" style:family="paragraph">
      <loext:graphic-properties draw:fill="gradient" draw:fill-color="#dddddd" draw:fill-gradient-name="Gradient_20_51" draw:opacity="100%"/>
      <style:paragraph-properties fo:text-align="center"/>
    </style:style>
    <style:style style:name="P46" style:family="paragraph">
      <loext:graphic-properties draw:fill="solid" draw:fill-color="#000000" draw:opacity="100%"/>
      <style:paragraph-properties fo:text-align="center"/>
    </style:style>
    <style:style style:name="P47" style:family="paragraph">
      <loext:graphic-properties draw:fill-color="#666666" draw:opacity="65%"/>
      <style:paragraph-properties fo:text-align="center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loext:graphic-properties draw:fill-color="#dddddd"/>
      <style:paragraph-properties fo:text-align="center"/>
    </style:style>
    <style:style style:name="P50" style:family="paragraph">
      <loext:graphic-properties draw:fill-color="#ffffff"/>
      <style:paragraph-properties fo:text-align="center" style:writing-mode="lr-tb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53" style:family="paragraph">
      <loext:graphic-properties draw:fill="gradient" draw:fill-color="#dddddd" draw:fill-gradient-name="Gradient_20_54" draw:opacity="100%"/>
      <style:paragraph-properties fo:text-align="center"/>
    </style:style>
    <style:style style:name="P54" style:family="paragraph">
      <loext:graphic-properties draw:fill="none" draw:fill-color="#333333" draw:opacity="100%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08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38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2.991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3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3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7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1.539cm" svg:y1="16.866cm" svg:x2="11.539cm" svg:y2="4.724cm">
          <text:p/>
        </draw:line>
        <draw:line draw:style-name="gr79" draw:text-style-name="P7" draw:layer="layout" svg:x1="19.196cm" svg:y1="16.865cm" svg:x2="19.196cm" svg:y2="4.725cm">
          <text:p/>
        </draw:line>
        <draw:custom-shape draw:style-name="gr80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37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3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177cm" svg:y1="6.33cm" svg:x2="17.1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4" draw:text-style-name="P37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3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05" draw:text-style-name="P39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06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7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8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09" draw:text-style-name="P3" draw:layer="layout" svg:x1="0.645cm" svg:y1="12.562cm" svg:x2="2.575cm" svg:y2="12.563cm">
          <text:p/>
        </draw:line>
        <draw:frame draw:style-name="gr110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1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2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3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custom-shape draw:style-name="gr114" draw:text-style-name="P37" draw:layer="layout" svg:width="12.446cm" svg:height="6.883cm" svg:x="9.485cm" svg:y="7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7" draw:layer="layout" svg:x1="12.572cm" svg:y1="6.819cm" svg:x2="12.572cm" svg:y2="13.082cm">
          <text:p/>
        </draw:line>
        <draw:line draw:style-name="gr115" draw:text-style-name="P7" draw:layer="layout" svg:x1="20.893cm" svg:y1="6.819cm" svg:x2="20.893cm" svg:y2="10.313cm">
          <text:p/>
        </draw:line>
        <draw:line draw:style-name="gr116" draw:text-style-name="P17" draw:layer="layout" svg:x1="11.866cm" svg:y1="9.616cm" svg:x2="21.87cm" svg:y2="9.616cm">
          <text:p/>
        </draw:line>
        <draw:custom-shape draw:style-name="gr117" draw:text-style-name="P25" draw:layer="layout" svg:width="1.981cm" svg:height="0.965cm" svg:x="12.572cm" svg:y="6.40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781cm" svg:y="6.44cm">
          <draw:image xlink:href="Pictures/100002010000019B000001E880CE966257468023.png" xlink:type="simple" xlink:show="embed" xlink:actuate="onLoad" loext:mime-type="image/png">
            <text:p/>
          </draw:image>
        </draw:frame>
        <draw:frame draw:style-name="gr55" draw:text-style-name="P1" draw:layer="layout" svg:width="2.387cm" svg:height="0.867cm" svg:x="21.858cm" svg:y="9.8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311cm" svg:height="0.864cm" draw:transform="rotate (1.0471975511966) translate (21.861cm 9.0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118" draw:text-style-name="P17" draw:layer="layout" svg:x1="19.382cm" svg:y1="13.092cm" svg:x2="21.42cm" svg:y2="9.562cm">
          <text:p/>
        </draw:line>
        <draw:frame draw:style-name="gr1" draw:text-style-name="P1" draw:layer="layout" svg:width="1.168cm" svg:height="0.838cm" svg:x="7.558cm" svg:y="12.036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8.546cm" svg:y="13.687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8.546cm 15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8.87cm 15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8.075cm" svg:y="15.09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10.066cm" svg:y="15.09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8.075cm" svg:y="13.232cm">
          <draw:text-box>
            <text:p><text:span text:style-name="T4">y</text:span></text:p>
          </draw:text-box>
        </draw:frame>
        <draw:line draw:style-name="gr118" draw:text-style-name="P17" draw:layer="layout" svg:x1="21.343cm" svg:y1="9.62cm" svg:x2="24.217cm" svg:y2="9.62cm">
          <text:p/>
        </draw:line>
        <draw:line draw:style-name="gr119" draw:text-style-name="P17" draw:layer="layout" svg:x1="21.253cm" svg:y1="9.62cm" svg:x2="24.077cm" svg:y2="9.62cm">
          <text:p/>
        </draw:line>
        <draw:line draw:style-name="gr116" draw:text-style-name="P17" draw:layer="layout" svg:x1="9.905cm" svg:y1="13.083cm" svg:x2="11.93cm" svg:y2="9.575cm">
          <text:p/>
        </draw:line>
        <draw:line draw:style-name="gr116" draw:text-style-name="P17" draw:layer="layout" svg:x1="21.387cm" svg:y1="9.615cm" svg:x2="22.993cm" svg:y2="6.835cm">
          <text:p/>
        </draw:line>
        <draw:line draw:style-name="gr120" draw:text-style-name="P17" draw:layer="layout" svg:x1="21.319cm" svg:y1="9.739cm" svg:x2="23.102cm" svg:y2="6.65cm">
          <text:p/>
        </draw:line>
        <draw:line draw:style-name="gr121" draw:text-style-name="P17" draw:layer="layout" svg:x1="8.483cm" svg:y1="13.059cm" svg:x2="19.445cm" svg:y2="13.041cm">
          <text:p/>
        </draw:line>
        <draw:frame draw:style-name="gr66" draw:text-style-name="P1" draw:layer="layout" svg:width="1.068cm" svg:height="0.878cm" svg:x="19.719cm" svg:y="6.44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22" draw:text-style-name="P25" draw:layer="layout" svg:width="1.422cm" svg:height="0.965cm" svg:x="19.471cm" svg:y="6.407cm">
          <text:p/>
          <draw:enhanced-geometry svg:viewBox="0 0 21600 21600" draw:type="rectangle" draw:enhanced-path="M 0 0 L 21600 0 21600 21600 0 21600 0 0 Z N"/>
        </draw:custom-shape>
        <draw:frame draw:style-name="gr123" draw:text-style-name="P1" draw:layer="layout" svg:width="1.727cm" svg:height="1.041cm" svg:x="20.167cm" svg:y="13.514cm">
          <draw:image xlink:href="Pictures/100002010000040300000248A3AB9C12646B2544.png" xlink:type="simple" xlink:show="embed" xlink:actuate="onLoad" loext:mime-type="image/png">
            <text:p/>
          </draw:image>
        </draw:frame>
        <draw:line draw:style-name="gr124" draw:text-style-name="P3" draw:layer="layout" svg:x1="7.561cm" svg:y1="13.051cm" svg:x2="9.491cm" svg:y2="13.052cm">
          <text:p/>
        </draw:line>
        <draw:frame draw:style-name="gr110" draw:text-style-name="P1" draw:layer="layout" svg:width="3.251cm" svg:height="1.194cm" draw:transform="rotate (1.10706234454) translate (9.374cm 11.944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5" draw:text-style-name="P1" draw:layer="layout" svg:width="2.131cm" svg:height="1.136cm" svg:x="10.535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6" draw:text-style-name="P1" draw:layer="layout" svg:width="4.731cm" svg:height="1.136cm" svg:x="15.036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7" draw:text-style-name="P1" draw:layer="layout" svg:width="5.914cm" svg:height="1.293cm" svg:x="14.841cm" svg:y="8.391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1" draw:id="id11" draw:layer="layout" svg:width="2.002cm" svg:height="1.285cm" draw:transform="skewX (-0.00785398163397448) rotate (-3.14159265358979) translate (25.242cm 10.248cm)" draw:kind="cut" draw:start-angle="88.96" draw:end-angle="271.12">
          <text:p/>
        </draw:ellipse>
        <draw:connector draw:style-name="gr7" draw:text-style-name="P7" draw:layer="layout" draw:type="curve" draw:line-skew="-0.378cm" svg:x1="25.237cm" svg:y1="9.606cm" svg:x2="24.914cm" svg:y2="11.009cm" draw:start-shape="id11" draw:start-glue-point="3" svg:d="M25237 9606c184 0 346 1403-323 1403" svg:viewBox="0 0 485 1404">
          <text:p/>
        </draw:connector>
        <draw:ellipse draw:style-name="gr6" draw:text-style-name="P6" xml:id="id12" draw:id="id12" draw:layer="layout" svg:width="2.002cm" svg:height="1.285cm" draw:transform="skewX (-0.00785398163397456) rotate (-2.0943951023932) translate (23.967cm 6.433cm)" draw:kind="cut" draw:start-angle="88.96" draw:end-angle="271.12">
          <text:p/>
        </draw:ellipse>
        <draw:connector draw:style-name="gr7" draw:text-style-name="P7" draw:layer="layout" draw:type="curve" draw:line-skew="0.172cm" svg:x1="23.409cm" svg:y1="6.116cm" svg:x2="24.871cm" svg:y2="6.489cm" draw:start-shape="id12" draw:start-glue-point="3" svg:d="M23409 6116c0-577 1462-764 1462 373" svg:viewBox="0 0 1463 832">
          <text:p/>
        </draw:connector>
        <draw:custom-shape draw:style-name="gr128" draw:text-style-name="P13" draw:layer="layout" svg:width="2.032cm" svg:height="1.524cm" svg:x="12.868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layout" svg:width="2.032cm" svg:height="1.524cm" svg:x="12.868cm" svg:y="12.286cm">
          <text:p/>
          <draw:enhanced-geometry svg:viewBox="0 0 21600 21600" draw:type="rectangle" draw:enhanced-path="M 0 0 L 21600 0 21600 21600 0 21600 0 0 Z N"/>
        </draw:custom-shape>
        <draw:frame draw:style-name="gr130" draw:text-style-name="P1" draw:layer="layout" svg:width="1.829cm" svg:height="1.067cm" svg:x="12.948cm" svg:y="12.505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31" draw:text-style-name="P1" draw:layer="layout" svg:width="1.829cm" svg:height="1.16cm" svg:x="12.949cm" svg:y="9.031cm">
          <draw:image xlink:href="Pictures/10000201000000FA00000140B1CE5A597B2E8A83.png" xlink:type="simple" xlink:show="embed" xlink:actuate="onLoad" loext:mime-type="image/png">
            <text:p/>
          </draw:image>
        </draw:frame>
      </draw:page>
      <draw:page draw:name="page14" draw:style-name="dp1" draw:master-page-name="Default">
        <draw:custom-shape draw:style-name="gr132" draw:text-style-name="P33" draw:layer="layout" svg:width="4.775cm" svg:height="9.5cm" svg:x="20.865cm" svg:y="6.058cm">
          <text:p text:style-name="P4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3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1" draw:layer="layout" svg:width="8.433cm" svg:height="9.5cm" svg:x="12.429cm" svg:y="6.032cm">
          <text:p text:style-name="P40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6" draw:text-style-name="P42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15" draw:text-style-name="P7" draw:layer="layout" svg:x1="12.258cm" svg:y1="8.245cm" svg:x2="12.258cm" svg:y2="14.508cm">
          <text:p/>
        </draw:line>
        <draw:line draw:style-name="gr115" draw:text-style-name="P7" draw:layer="layout" svg:x1="20.679cm" svg:y1="8.245cm" svg:x2="20.679cm" svg:y2="12.271cm">
          <text:p/>
        </draw:line>
        <draw:line draw:style-name="gr116" draw:text-style-name="P17" draw:layer="layout" svg:x1="11.147cm" svg:y1="11.042cm" svg:x2="21.856cm" svg:y2="11.042cm">
          <text:p/>
        </draw:line>
        <draw:custom-shape draw:style-name="gr139" draw:text-style-name="P25" draw:layer="layout" svg:width="1.981cm" svg:height="0.965cm" svg:x="10.275cm" svg:y="7.83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4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118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18" draw:text-style-name="P17" draw:layer="layout" svg:x1="21.329cm" svg:y1="11.046cm" svg:x2="24.203cm" svg:y2="11.046cm">
          <text:p/>
        </draw:line>
        <draw:line draw:style-name="gr119" draw:text-style-name="P17" draw:layer="layout" svg:x1="21.239cm" svg:y1="11.046cm" svg:x2="24.063cm" svg:y2="11.046cm">
          <text:p/>
        </draw:line>
        <draw:line draw:style-name="gr116" draw:text-style-name="P17" draw:layer="layout" svg:x1="9.191cm" svg:y1="14.509cm" svg:x2="11.216cm" svg:y2="11.001cm">
          <text:p/>
        </draw:line>
        <draw:line draw:style-name="gr116" draw:text-style-name="P17" draw:layer="layout" svg:x1="21.373cm" svg:y1="11.041cm" svg:x2="22.979cm" svg:y2="8.261cm">
          <text:p/>
        </draw:line>
        <draw:line draw:style-name="gr120" draw:text-style-name="P17" draw:layer="layout" svg:x1="21.305cm" svg:y1="11.165cm" svg:x2="23.088cm" svg:y2="8.076cm">
          <text:p/>
        </draw:line>
        <draw:line draw:style-name="gr121" draw:text-style-name="P17" draw:layer="layout" svg:x1="7.251cm" svg:y1="14.487cm" svg:x2="19.431cm" svg:y2="14.467cm">
          <text:p/>
        </draw:line>
        <draw:frame draw:style-name="gr66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0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24" draw:text-style-name="P3" draw:layer="layout" svg:x1="7.247cm" svg:y1="14.487cm" svg:x2="9.177cm" svg:y2="14.488cm">
          <text:p/>
        </draw:line>
        <draw:frame draw:style-name="gr110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5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3" draw:id="id13" draw:layer="layout" svg:width="2.002cm" svg:height="1.285cm" draw:transform="skewX (-0.00785398163397448) rotate (-3.14159265358979) translate (25.228cm 11.691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49cm" svg:x2="24.9cm" svg:y2="12.435cm" draw:start-shape="id13" draw:start-glue-point="3" svg:d="M25223 11049c184 0 346 1386-323 1386" svg:viewBox="0 0 485 1387">
          <text:p/>
        </draw:connector>
        <draw:ellipse draw:style-name="gr6" draw:text-style-name="P6" xml:id="id14" draw:id="id14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4" draw:start-glue-point="3" svg:d="M23395 7542c0-577 1462-764 1462 373" svg:viewBox="0 0 1463 832">
          <text:p/>
        </draw:connector>
        <draw:custom-shape draw:style-name="gr141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43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4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1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5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6" draw:text-style-name="P1" draw:layer="layout" svg:width="2.233cm" svg:height="1.144cm" svg:x="21.946cm" svg:y="9.896cm">
          <draw:image xlink:href="Pictures/100002010000014E0000013000D0D035C6697261.png" xlink:type="simple" xlink:show="embed" xlink:actuate="onLoad" loext:mime-type="image/png">
            <text:p/>
          </draw:image>
        </draw:frame>
        <draw:frame draw:style-name="gr147" draw:text-style-name="P1" draw:layer="layout" svg:width="2.233cm" svg:height="0.87cm" draw:transform="rotate (1.0471975511966) translate (20.912cm 9.932cm)">
          <draw:image xlink:href="Pictures/100002010000014E0000013000D0D035C6697261.png" xlink:type="simple" xlink:show="embed" xlink:actuate="onLoad" loext:mime-type="image/png">
            <text:p/>
          </draw:image>
        </draw:frame>
      </draw:page>
      <draw:page draw:name="page15" draw:style-name="dp1" draw:master-page-name="Default">
        <draw:custom-shape draw:style-name="gr148" draw:text-style-name="P30" draw:layer="layout" svg:width="5.842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8.128cm" svg:height="9.5cm" svg:x="12.729cm" svg:y="6.032cm">
          <text:p text:style-name="P40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3" draw:layer="layout" svg:width="4.775cm" svg:height="9.5cm" svg:x="20.865cm" svg:y="6.058cm">
          <text:p text:style-name="P4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5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6" draw:text-style-name="P42" draw:layer="layout" svg:width="4.486cm" svg:height="0.962cm" svg:x="7.571cm" svg:y="6.138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4.919cm" svg:y="6.138cm">
          <draw:text-box>
            <text:p><text:span text:style-name="T6">Interaction</text:span></text:p>
          </draw:text-box>
        </draw:frame>
        <draw:line draw:style-name="gr115" draw:text-style-name="P7" draw:layer="layout" svg:x1="12.558cm" svg:y1="8.245cm" svg:x2="12.558cm" svg:y2="14.508cm">
          <text:p/>
        </draw:line>
        <draw:line draw:style-name="gr115" draw:text-style-name="P7" draw:layer="layout" svg:x1="20.679cm" svg:y1="8.245cm" svg:x2="20.679cm" svg:y2="12.271cm">
          <text:p/>
        </draw:line>
        <draw:line draw:style-name="gr116" draw:text-style-name="P17" draw:layer="layout" svg:x1="9.612cm" svg:y1="11.042cm" svg:x2="21.856cm" svg:y2="11.042cm">
          <text:p/>
        </draw:line>
        <draw:custom-shape draw:style-name="gr139" draw:text-style-name="P25" draw:layer="layout" svg:width="1.981cm" svg:height="0.965cm" svg:x="10.575cm" svg:y="7.83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7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frame draw:style-name="gr55" draw:text-style-name="P1" draw:layer="layout" svg:width="2.286cm" svg:height="0.787cm" svg:x="21.91cm" svg:y="10.136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311cm" svg:height="0.864cm" draw:transform="rotate (1.0471975511966) translate (20.883cm 10.06cm)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1" draw:text-style-name="P1" draw:layer="layout" svg:width="1.168cm" svg:height="0.838cm" svg:x="7.378cm" svg:y="13.4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18" draw:text-style-name="P17" draw:layer="layout" svg:x1="21.329cm" svg:y1="11.046cm" svg:x2="24.203cm" svg:y2="11.046cm">
          <text:p/>
        </draw:line>
        <draw:line draw:style-name="gr119" draw:text-style-name="P17" draw:layer="layout" svg:x1="21.239cm" svg:y1="11.046cm" svg:x2="24.063cm" svg:y2="11.046cm">
          <text:p/>
        </draw:line>
        <draw:line draw:style-name="gr116" draw:text-style-name="P43" draw:layer="layout" svg:x1="9.548cm" svg:y1="14.524cm" svg:x2="9.655cm" svg:y2="10.994cm">
          <text:p/>
        </draw:line>
        <draw:line draw:style-name="gr116" draw:text-style-name="P17" draw:layer="layout" svg:x1="21.373cm" svg:y1="11.041cm" svg:x2="22.979cm" svg:y2="8.261cm">
          <text:p/>
        </draw:line>
        <draw:line draw:style-name="gr120" draw:text-style-name="P17" draw:layer="layout" svg:x1="21.305cm" svg:y1="11.165cm" svg:x2="23.088cm" svg:y2="8.076cm">
          <text:p/>
        </draw:line>
        <draw:line draw:style-name="gr121" draw:text-style-name="P17" draw:layer="layout" svg:x1="7.251cm" svg:y1="14.477cm" svg:x2="21.44cm" svg:y2="14.477cm">
          <text:p/>
        </draw:line>
        <draw:frame draw:style-name="gr66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0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24" draw:text-style-name="P3" draw:layer="layout" svg:x1="7.547cm" svg:y1="14.487cm" svg:x2="9.477cm" svg:y2="14.488cm">
          <text:p/>
        </draw:line>
        <draw:frame draw:style-name="gr110" draw:text-style-name="P1" draw:layer="layout" svg:width="3.251cm" svg:height="1.194cm" svg:x="9.612cm" svg:y="9.88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5" draw:text-style-name="P1" draw:layer="layout" svg:width="2.131cm" svg:height="1.136cm" svg:x="10.5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6" draw:text-style-name="P1" draw:layer="layout" svg:width="4.615cm" svg:height="1.108cm" svg:x="14.978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7" draw:text-style-name="P1" draw:layer="layout" svg:width="5.914cm" svg:height="1.293cm" svg:x="14.725cm" svg:y="9.817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5" draw:id="id15" draw:layer="layout" svg:width="2.002cm" svg:height="1.285cm" draw:transform="skewX (-0.00785398163397448) rotate (-3.14159265358979) translate (25.228cm 11.674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32cm" svg:x2="24.9cm" svg:y2="12.435cm" draw:start-shape="id15" draw:start-glue-point="3" svg:d="M25223 11032c184 0 346 1403-323 1403" svg:viewBox="0 0 485 1404">
          <text:p/>
        </draw:connector>
        <draw:ellipse draw:style-name="gr6" draw:text-style-name="P6" xml:id="id16" draw:id="id16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6" draw:start-glue-point="3" svg:d="M23395 7542c0-577 1462-764 1462 373" svg:viewBox="0 0 1463 832">
          <text:p/>
        </draw:connector>
        <draw:custom-shape draw:style-name="gr150" draw:text-style-name="P13" draw:layer="layout" svg:width="1.829cm" svg:height="1.372cm" svg:x="13.004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3" draw:layer="layout" svg:width="1.829cm" svg:height="1.372cm" svg:x="13.004cm" svg:y="13.812cm">
          <text:p/>
          <draw:enhanced-geometry svg:viewBox="0 0 21600 21600" draw:type="rectangle" draw:enhanced-path="M 0 0 L 21600 0 21600 21600 0 21600 0 0 Z N"/>
        </draw:custom-shape>
        <draw:frame draw:style-name="gr130" draw:text-style-name="P1" draw:layer="layout" svg:width="1.626cm" svg:height="0.864cm" svg:x="13.105cm" svg:y="14.031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31" draw:text-style-name="P1" draw:layer="layout" svg:width="1.626cm" svg:height="0.965cm" svg:x="13.105cm" svg:y="10.457cm">
          <draw:image xlink:href="Pictures/10000201000000FA00000140B1CE5A597B2E8A83.png" xlink:type="simple" xlink:show="embed" xlink:actuate="onLoad" loext:mime-type="image/png">
            <text:p/>
          </draw:image>
        </draw:frame>
        <draw:line draw:style-name="gr116" draw:text-style-name="P43" draw:layer="layout" svg:x1="22.848cm" svg:y1="14.525cm" svg:x2="22.955cm" svg:y2="10.995cm">
          <text:p/>
        </draw:line>
      </draw:page>
      <draw:page draw:name="page16" draw:style-name="dp1" draw:master-page-name="Default">
        <draw:line draw:style-name="gr115" draw:text-style-name="P7" draw:layer="layout" svg:x1="12.572cm" svg:y1="9.619cm" svg:x2="12.572cm" svg:y2="14.849cm">
          <text:p/>
        </draw:line>
        <draw:line draw:style-name="gr115" draw:text-style-name="P7" draw:layer="layout" svg:x1="20.893cm" svg:y1="9.616cm" svg:x2="20.893cm" svg:y2="14.873cm">
          <text:p/>
        </draw:line>
        <draw:line draw:style-name="gr116" draw:text-style-name="P17" draw:layer="layout" svg:x1="11.866cm" svg:y1="9.616cm" svg:x2="21.87cm" svg:y2="9.616cm">
          <text:p/>
        </draw:line>
        <draw:custom-shape draw:style-name="gr139" draw:text-style-name="P25" draw:layer="layout" svg:width="1.981cm" svg:height="0.965cm" svg:x="10.59cm" svg:y="14.10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799cm" svg:y="14.14cm">
          <draw:image xlink:href="Pictures/100002010000019B000001E880CE966257468023.png" xlink:type="simple" xlink:show="embed" xlink:actuate="onLoad" loext:mime-type="image/png">
            <text:p/>
          </draw:image>
        </draw:frame>
        <draw:frame draw:style-name="gr55" draw:text-style-name="P1" draw:layer="layout" svg:width="2.387cm" svg:height="0.867cm" svg:x="21.858cm" svg:y="9.8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311cm" svg:height="0.864cm" draw:transform="rotate (1.0471975511966) translate (21.861cm 9.0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118" draw:text-style-name="P17" draw:layer="layout" svg:x1="19.382cm" svg:y1="13.092cm" svg:x2="21.42cm" svg:y2="9.562cm">
          <text:p/>
        </draw:line>
        <draw:frame draw:style-name="gr1" draw:text-style-name="P1" draw:layer="layout" svg:width="1.168cm" svg:height="0.838cm" svg:x="7.558cm" svg:y="12.036cm">
          <draw:image xlink:href="Pictures/10000201000000E7000000A79D380716F5408373.png" xlink:type="simple" xlink:show="embed" xlink:actuate="onLoad" loext:mime-type="image/png">
            <text:p/>
          </draw:image>
        </draw:frame>
        <draw:line draw:style-name="gr118" draw:text-style-name="P17" draw:layer="layout" svg:x1="21.343cm" svg:y1="9.62cm" svg:x2="24.217cm" svg:y2="9.62cm">
          <text:p/>
        </draw:line>
        <draw:line draw:style-name="gr119" draw:text-style-name="P17" draw:layer="layout" svg:x1="21.253cm" svg:y1="9.62cm" svg:x2="24.077cm" svg:y2="9.62cm">
          <text:p/>
        </draw:line>
        <draw:line draw:style-name="gr116" draw:text-style-name="P17" draw:layer="layout" svg:x1="9.905cm" svg:y1="13.083cm" svg:x2="11.93cm" svg:y2="9.575cm">
          <text:p/>
        </draw:line>
        <draw:line draw:style-name="gr116" draw:text-style-name="P17" draw:layer="layout" svg:x1="21.387cm" svg:y1="9.615cm" svg:x2="22.993cm" svg:y2="6.835cm">
          <text:p/>
        </draw:line>
        <draw:line draw:style-name="gr120" draw:text-style-name="P17" draw:layer="layout" svg:x1="21.319cm" svg:y1="9.739cm" svg:x2="23.102cm" svg:y2="6.65cm">
          <text:p/>
        </draw:line>
        <draw:line draw:style-name="gr121" draw:text-style-name="P17" draw:layer="layout" svg:x1="8.483cm" svg:y1="13.059cm" svg:x2="19.445cm" svg:y2="13.041cm">
          <text:p/>
        </draw:line>
        <draw:frame draw:style-name="gr66" draw:text-style-name="P1" draw:layer="layout" svg:width="1.068cm" svg:height="0.878cm" svg:x="19.719cm" svg:y="14.14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0" draw:text-style-name="P25" draw:layer="layout" svg:width="1.422cm" svg:height="0.965cm" svg:x="19.471cm" svg:y="14.107cm">
          <text:p/>
          <draw:enhanced-geometry svg:viewBox="0 0 21600 21600" draw:type="rectangle" draw:enhanced-path="M 0 0 L 21600 0 21600 21600 0 21600 0 0 Z N"/>
        </draw:custom-shape>
        <draw:line draw:style-name="gr124" draw:text-style-name="P3" draw:layer="layout" svg:x1="7.561cm" svg:y1="13.051cm" svg:x2="9.491cm" svg:y2="13.052cm">
          <text:p/>
        </draw:line>
        <draw:frame draw:style-name="gr110" draw:text-style-name="P1" draw:layer="layout" svg:width="3.251cm" svg:height="1.194cm" draw:transform="rotate (1.10706234454) translate (9.374cm 11.944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5" draw:text-style-name="P1" draw:layer="layout" svg:width="2.131cm" svg:height="1.136cm" svg:x="10.535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6" draw:text-style-name="P1" draw:layer="layout" svg:width="4.731cm" svg:height="1.136cm" svg:x="15.036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7" draw:text-style-name="P1" draw:layer="layout" svg:width="5.914cm" svg:height="1.293cm" svg:x="14.841cm" svg:y="8.391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7" draw:id="id17" draw:layer="layout" svg:width="2.002cm" svg:height="1.285cm" draw:transform="skewX (-0.00785398163397448) rotate (-3.14159265358979) translate (25.242cm 10.248cm)" draw:kind="cut" draw:start-angle="88.96" draw:end-angle="271.12">
          <text:p/>
        </draw:ellipse>
        <draw:connector draw:style-name="gr7" draw:text-style-name="P7" draw:layer="layout" draw:type="curve" draw:line-skew="-0.378cm" svg:x1="25.237cm" svg:y1="9.606cm" svg:x2="24.914cm" svg:y2="11.009cm" draw:start-shape="id17" draw:start-glue-point="3" svg:d="M25237 9606c184 0 346 1403-323 1403" svg:viewBox="0 0 485 1404">
          <text:p/>
        </draw:connector>
        <draw:ellipse draw:style-name="gr6" draw:text-style-name="P6" xml:id="id18" draw:id="id18" draw:layer="layout" svg:width="2.002cm" svg:height="1.285cm" draw:transform="skewX (-0.00785398163397456) rotate (-2.0943951023932) translate (23.967cm 6.433cm)" draw:kind="cut" draw:start-angle="88.96" draw:end-angle="271.12">
          <text:p/>
        </draw:ellipse>
        <draw:connector draw:style-name="gr7" draw:text-style-name="P7" draw:layer="layout" draw:type="curve" draw:line-skew="0.172cm" svg:x1="23.409cm" svg:y1="6.116cm" svg:x2="24.871cm" svg:y2="6.489cm" draw:start-shape="id18" draw:start-glue-point="3" svg:d="M23409 6116c0-577 1462-764 1462 373" svg:viewBox="0 0 1463 832">
          <text:p/>
        </draw:connector>
        <draw:custom-shape draw:style-name="gr128" draw:text-style-name="P13" draw:layer="layout" svg:width="2.032cm" svg:height="1.524cm" svg:x="12.868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layout" svg:width="2.032cm" svg:height="1.524cm" svg:x="12.868cm" svg:y="12.286cm">
          <text:p/>
          <draw:enhanced-geometry svg:viewBox="0 0 21600 21600" draw:type="rectangle" draw:enhanced-path="M 0 0 L 21600 0 21600 21600 0 21600 0 0 Z N"/>
        </draw:custom-shape>
        <draw:frame draw:style-name="gr130" draw:text-style-name="P1" draw:layer="layout" svg:width="1.829cm" svg:height="1.067cm" svg:x="12.948cm" svg:y="12.505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31" draw:text-style-name="P1" draw:layer="layout" svg:width="1.829cm" svg:height="1.16cm" svg:x="12.949cm" svg:y="9.031cm">
          <draw:image xlink:href="Pictures/10000201000000FA00000140B1CE5A597B2E8A83.png" xlink:type="simple" xlink:show="embed" xlink:actuate="onLoad" loext:mime-type="image/png">
            <text:p/>
          </draw:image>
        </draw:frame>
      </draw:page>
      <draw:page draw:name="page17" draw:style-name="dp1" draw:master-page-name="Default">
        <draw:custom-shape draw:style-name="gr152" draw:text-style-name="P4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5" draw:layer="layout" svg:width="15.238cm" svg:height="5.892cm" draw:transform="skewX (2.07413593384466E-017) rotate (2.96705972839036) translate (23.698cm 15.6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2.402cm" svg:y1="6.339cm" svg:x2="12.402cm" svg:y2="12.602cm">
          <text:p/>
        </draw:line>
        <draw:line draw:style-name="gr154" draw:text-style-name="P3" draw:layer="layout" svg:x1="9.748cm" svg:y1="12.545cm" svg:x2="13.283cm" svg:y2="10.505cm">
          <text:p/>
        </draw:line>
        <draw:line draw:style-name="gr63" draw:text-style-name="P7" draw:layer="layout" svg:x1="22.302cm" svg:y1="6.339cm" svg:x2="22.302cm" svg:y2="11.276cm">
          <text:p/>
        </draw:line>
        <draw:line draw:style-name="gr154" draw:text-style-name="P3" draw:layer="layout" svg:x1="13.241cm" svg:y1="10.494cm" svg:x2="23.639cm" svg:y2="10.494cm">
          <text:p/>
        </draw:line>
        <draw:line draw:style-name="gr155" draw:text-style-name="P3" draw:layer="layout" svg:x1="20.253cm" svg:y1="12.507cm" svg:x2="23.739cm" svg:y2="10.494cm">
          <text:p/>
        </draw:line>
        <draw:line draw:style-name="gr155" draw:text-style-name="P3" draw:layer="layout" svg:x1="23.675cm" svg:y1="10.496cm" svg:x2="28.815cm" svg:y2="10.496cm">
          <text:p/>
        </draw:line>
        <draw:line draw:style-name="gr155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56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56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7" draw:text-style-name="P46" draw:layer="layout" svg:width="1.778cm" svg:height="0.254cm" draw:transform="rotate (1.39626340159546) translate (19.994cm 13.39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7" draw:text-style-name="P46" draw:layer="layout" svg:width="1.778cm" svg:height="0.254cm" draw:transform="rotate (1.39626340159546) translate (13.062cm 11.26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9" draw:id="id19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1" draw:id="id21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8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4" draw:id="id24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0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62" draw:text-style-name="P4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25" draw:id="id25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7" draw:id="id27" draw:layer="layout" svg:width="0.049cm" svg:height="0.049cm" svg:x="19.6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63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7" draw:layer="layout" draw:type="curve" svg:x1="17.327cm" svg:y1="9.861cm" svg:x2="18.46cm" svg:y2="9.153cm" draw:start-shape="id19" draw:start-glue-point="10" draw:end-shape="id20" draw:end-glue-point="3" svg:d="M17327 9861c850 0 284-708 1133-708" svg:viewBox="0 0 1134 709">
          <text:p/>
        </draw:connector>
        <draw:connector draw:style-name="gr164" draw:text-style-name="P7" draw:layer="layout" draw:type="curve" svg:x1="20.431cm" svg:y1="10.48cm" svg:x2="20.152cm" svg:y2="9.153cm" draw:start-shape="id21" draw:start-glue-point="4" draw:end-shape="id20" draw:end-glue-point="1" svg:d="M20431 10480c0-885-93-1327-279-1327" svg:viewBox="0 0 280 1328">
          <text:p/>
        </draw:connector>
        <draw:custom-shape draw:style-name="gr82" draw:text-style-name="P26" xml:id="id22" draw:id="id22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20" draw:id="id20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23" draw:id="id23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64" draw:text-style-name="P7" draw:layer="layout" draw:type="curve" svg:x1="12.881cm" svg:y1="12.757cm" svg:x2="13.261cm" svg:y2="13.854cm" draw:start-shape="id22" draw:start-glue-point="8" draw:end-shape="id23" draw:end-glue-point="3" svg:d="M12881 12757c0 732 126 1097 380 1097" svg:viewBox="0 0 381 1098">
          <text:p/>
        </draw:connector>
        <draw:connector draw:style-name="gr164" draw:text-style-name="P7" draw:layer="layout" draw:type="curve" svg:x1="16.107cm" svg:y1="13.106cm" svg:x2="14.953cm" svg:y2="13.854cm" draw:start-shape="id24" draw:start-glue-point="6" draw:end-shape="id23" draw:end-glue-point="1" svg:d="M16107 13106c-867 0-290 748-1154 748" svg:viewBox="0 0 1155 749">
          <text:p/>
        </draw:connector>
        <draw:frame draw:style-name="gr1" draw:text-style-name="P1" xml:id="id26" draw:id="id26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65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48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167" draw:text-style-name="P7" draw:layer="layout" draw:type="curve" svg:x1="13.94cm" svg:y1="6.77cm" svg:x2="15.838cm" svg:y2="5.752cm" draw:start-shape="id25" draw:start-glue-point="10" draw:end-shape="id26" draw:end-glue-point="3" svg:d="M13940 6770c1425 0 476-1018 1898-1018" svg:viewBox="0 0 1899 1019">
          <text:p/>
        </draw:connector>
        <draw:connector draw:style-name="gr167" draw:text-style-name="P7" draw:layer="layout" draw:type="curve" svg:x1="19.641cm" svg:y1="6.758cm" svg:x2="17.87cm" svg:y2="5.752cm" draw:start-shape="id27" draw:start-glue-point="10" draw:end-shape="id26" draw:end-glue-point="1" svg:d="M19641 6758c-1329 0-444-1006-1771-1006" svg:viewBox="0 0 1772 1007">
          <text:p/>
        </draw:connector>
        <draw:line draw:style-name="gr109" draw:text-style-name="P3" draw:layer="layout" svg:x1="2.322cm" svg:y1="12.507cm" svg:x2="7.351cm" svg:y2="12.508cm">
          <text:p/>
        </draw:line>
        <draw:custom-shape draw:style-name="gr168" draw:text-style-name="P49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9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0" draw:layer="layout" svg:width="0.822cm" svg:height="0.822cm" svg:x="3.478cm" svg:y="11.649cm">
          <text:p text:style-name="P4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0.801cm" svg:y="9.072cm">
          <text:p text:style-name="P4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1.396cm" svg:y="12.995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9.902cm" svg:y="14.473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0" draw:layer="layout" svg:width="0.822cm" svg:height="0.822cm" svg:x="28.897cm" svg:y="10.063cm">
          <text:p text:style-name="P40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71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0" draw:layer="layout" svg:width="0.822cm" svg:height="0.822cm" svg:x="8.14cm" svg:y="6.812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6.295cm" svg:y="11.094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5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28" draw:id="id28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28" draw:start-glue-point="3" svg:d="M29028 7414c1236 0 714 1691 1045 1691" svg:viewBox="0 0 1046 1692">
          <text:p/>
        </draw:connector>
        <draw:custom-shape draw:style-name="gr170" draw:text-style-name="P50" draw:layer="layout" svg:width="0.822cm" svg:height="0.822cm" svg:x="27.978cm" svg:y="7.323cm">
          <text:p text:style-name="P40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g>
          <draw:custom-shape draw:style-name="gr173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41" draw:layer="layout" svg:width="8.893cm" svg:height="11.227cm" svg:x="14.687cm" svg:y="5.182cm">
            <text:p text:style-name="P40"><text:s/></text:p>
            <draw:enhanced-geometry svg:viewBox="0 0 21600 21600" draw:type="rectangle" draw:enhanced-path="M 0 0 L 21600 0 21600 21600 0 21600 0 0 Z N"/>
          </draw:custom-shape>
          <draw:custom-shape draw:style-name="gr175" draw:text-style-name="P33" draw:layer="layout" svg:width="7.723cm" svg:height="11.227cm" svg:x="23.557cm" svg:y="5.157cm">
            <text:p text:style-name="P40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176" draw:text-style-name="P1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7" draw:text-style-name="P1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8" draw:text-style-name="P1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9" draw:text-style-name="P1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21cm" svg:y1="8.304cm" svg:x2="22.2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frame draw:style-name="gr66" draw:text-style-name="P1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52" draw:layer="layout" svg:width="2.399cm" svg:height="1.427cm" svg:x="15.523cm" svg:y="14.493cm">
          <draw:text-box>
            <text:p text:style-name="P51"><text:span text:style-name="T3">Phase</text:span></text:p>
            <text:p text:style-name="P51"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2" draw:layer="layout" svg:width="2.399cm" svg:height="1.427cm" svg:x="5.326cm" svg:y="14.508cm">
          <draw:text-box>
            <text:p text:style-name="P51"><text:span text:style-name="T3">Phase</text:span></text:p>
            <text:p text:style-name="P51"><text:span text:style-name="T3">shifter 1</text:span></text:p>
          </draw:text-box>
        </draw:frame>
        <draw:g>
          <draw:path draw:style-name="gr18" draw:text-style-name="P14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18" draw:text-style-name="P14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71" draw:text-style-name="P5" draw:layer="layout" svg:width="0.815cm" svg:height="0.878cm" svg:x="15.97cm" svg:y="8.795cm">
          <draw:text-box>
            <text:p><text:span text:style-name="T1">0</text:span></text:p>
          </draw:text-box>
        </draw:frame>
        <draw:custom-shape draw:style-name="gr48" draw:text-style-name="P21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42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18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g>
          <draw:custom-shape draw:style-name="gr173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41" draw:layer="layout" svg:width="8.893cm" svg:height="11.227cm" svg:x="14.687cm" svg:y="5.182cm">
            <text:p text:style-name="P40"><text:s/></text:p>
            <draw:enhanced-geometry svg:viewBox="0 0 21600 21600" draw:type="rectangle" draw:enhanced-path="M 0 0 L 21600 0 21600 21600 0 21600 0 0 Z N"/>
          </draw:custom-shape>
          <draw:custom-shape draw:style-name="gr175" draw:text-style-name="P33" draw:layer="layout" svg:width="7.723cm" svg:height="11.227cm" svg:x="23.557cm" svg:y="5.157cm">
            <text:p text:style-name="P40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176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7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8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9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41cm" svg:y1="8.304cm" svg:x2="22.4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custom-shape draw:style-name="gr181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66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36" draw:text-style-name="P42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18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182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69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  <draw:page draw:name="page20" draw:style-name="dp1" draw:master-page-name="Default">
        <draw:custom-shape draw:style-name="gr183" draw:text-style-name="P30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41" draw:layer="layout" svg:width="6.96cm" svg:height="9.449cm" svg:x="13.212cm" svg:y="6.045cm">
          <text:p text:style-name="P40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3" draw:layer="layout" svg:width="5.486cm" svg:height="9.5cm" svg:x="20.171cm" svg:y="6.045cm">
          <text:p text:style-name="P4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5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116" draw:text-style-name="P17" draw:layer="layout" svg:x1="11.863cm" svg:y1="10.816cm" svg:x2="21.867cm" svg:y2="10.816cm">
          <text:p/>
        </draw:line>
        <draw:frame draw:style-name="gr55" draw:text-style-name="P1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118" draw:text-style-name="P17" draw:layer="layout" svg:x1="19.379cm" svg:y1="14.292cm" svg:x2="21.417cm" svg:y2="10.762cm">
          <text:p/>
        </draw:line>
        <draw:line draw:style-name="gr118" draw:text-style-name="P17" draw:layer="layout" svg:x1="21.34cm" svg:y1="10.82cm" svg:x2="24.214cm" svg:y2="10.82cm">
          <text:p/>
        </draw:line>
        <draw:line draw:style-name="gr119" draw:text-style-name="P17" draw:layer="layout" svg:x1="21.25cm" svg:y1="10.82cm" svg:x2="24.074cm" svg:y2="10.82cm">
          <text:p/>
        </draw:line>
        <draw:line draw:style-name="gr116" draw:text-style-name="P17" draw:layer="layout" svg:x1="9.902cm" svg:y1="14.283cm" svg:x2="11.927cm" svg:y2="10.775cm">
          <text:p/>
        </draw:line>
        <draw:line draw:style-name="gr116" draw:text-style-name="P17" draw:layer="layout" svg:x1="21.384cm" svg:y1="10.815cm" svg:x2="22.99cm" svg:y2="8.035cm">
          <text:p/>
        </draw:line>
        <draw:line draw:style-name="gr120" draw:text-style-name="P17" draw:layer="layout" svg:x1="21.316cm" svg:y1="10.939cm" svg:x2="23.099cm" svg:y2="7.85cm">
          <text:p/>
        </draw:line>
        <draw:line draw:style-name="gr121" draw:text-style-name="P17" draw:layer="layout" svg:x1="8.48cm" svg:y1="14.259cm" svg:x2="19.442cm" svg:y2="14.241cm">
          <text:p/>
        </draw:line>
        <draw:line draw:style-name="gr124" draw:text-style-name="P3" draw:layer="layout" svg:x1="7.558cm" svg:y1="14.251cm" svg:x2="9.488cm" svg:y2="14.252cm">
          <text:p/>
        </draw:line>
        <draw:ellipse draw:style-name="gr6" draw:text-style-name="P6" xml:id="id29" draw:id="id29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7" draw:text-style-name="P7" draw:layer="layout" draw:type="curve" draw:line-skew="-0.378cm" svg:x1="25.234cm" svg:y1="10.806cm" svg:x2="24.911cm" svg:y2="12.209cm" draw:start-shape="id29" draw:start-glue-point="3" svg:d="M25234 10806c184 0 346 1403-323 1403" svg:viewBox="0 0 485 1404">
          <text:p/>
        </draw:connector>
        <draw:ellipse draw:style-name="gr6" draw:text-style-name="P6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7" draw:text-style-name="P7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176" draw:text-style-name="P1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7" draw:text-style-name="P1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8" draw:text-style-name="P1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9" draw:text-style-name="P1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2.911cm" svg:y1="8.892cm" svg:x2="12.911cm" svg:y2="14.248cm">
          <text:p/>
        </draw:line>
        <draw:custom-shape draw:style-name="gr64" draw:text-style-name="P25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9.855cm" svg:y1="8.877cm" svg:x2="19.855cm" svg:y2="13.496cm">
          <text:p/>
        </draw:line>
        <draw:frame draw:style-name="gr66" draw:text-style-name="P1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4.132cm" svg:y="14.071cm">
            <draw:text-box>
              <text:p><text:span text:style-name="T1">1</text:span></text:p>
            </draw:text-box>
          </draw:frame>
        </draw:g>
        <draw:frame draw:style-name="gr136" draw:text-style-name="P42" draw:layer="layout" svg:width="4.486cm" svg:height="0.962cm" svg:x="7.816cm" svg:y="6.125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0.494cm" svg:y="6.125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4.818cm" svg:y="6.125cm">
          <draw:text-box>
            <text:p><text:span text:style-name="T6">Interaction</text:span></text:p>
          </draw:text-box>
        </draw:frame>
      </draw:page>
      <draw:page draw:name="page21" draw:style-name="dp1" draw:master-page-name="Default">
        <draw:custom-shape draw:style-name="gr183" draw:text-style-name="P30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1" draw:layer="layout" svg:width="6.96cm" svg:height="9.449cm" svg:x="13.212cm" svg:y="6.045cm">
          <text:p text:style-name="P40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3" draw:layer="layout" svg:width="5.486cm" svg:height="9.5cm" svg:x="20.171cm" svg:y="6.045cm">
          <text:p text:style-name="P4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5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116" draw:text-style-name="P17" draw:layer="layout" svg:x1="11.863cm" svg:y1="10.816cm" svg:x2="16.312cm" svg:y2="10.816cm">
          <text:p/>
        </draw:line>
        <draw:frame draw:style-name="gr55" draw:text-style-name="P1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118" draw:text-style-name="P17" draw:layer="layout" svg:x1="19.368cm" svg:y1="14.281cm" svg:x2="22.915cm" svg:y2="8.139cm">
          <text:p/>
        </draw:line>
        <draw:line draw:style-name="gr118" draw:text-style-name="P17" draw:layer="layout" svg:x1="21.34cm" svg:y1="10.82cm" svg:x2="24.214cm" svg:y2="10.82cm">
          <text:p/>
        </draw:line>
        <draw:line draw:style-name="gr116" draw:text-style-name="P17" draw:layer="layout" svg:x1="9.902cm" svg:y1="14.283cm" svg:x2="11.927cm" svg:y2="10.775cm">
          <text:p/>
        </draw:line>
        <draw:line draw:style-name="gr121" draw:text-style-name="P17" draw:layer="layout" svg:x1="8.474cm" svg:y1="14.259cm" svg:x2="19.436cm" svg:y2="14.241cm">
          <text:p/>
        </draw:line>
        <draw:line draw:style-name="gr124" draw:text-style-name="P3" draw:layer="layout" svg:x1="7.558cm" svg:y1="14.251cm" svg:x2="9.488cm" svg:y2="14.252cm">
          <text:p/>
        </draw:line>
        <draw:ellipse draw:style-name="gr6" draw:text-style-name="P6" xml:id="id30" draw:id="id30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7" draw:text-style-name="P7" draw:layer="layout" draw:type="curve" draw:line-skew="-0.378cm" svg:x1="25.234cm" svg:y1="10.806cm" svg:x2="24.911cm" svg:y2="12.209cm" draw:start-shape="id30" draw:start-glue-point="3" svg:d="M25234 10806c184 0 346 1403-323 1403" svg:viewBox="0 0 485 1404">
          <text:p/>
        </draw:connector>
        <draw:frame draw:style-name="gr177" draw:text-style-name="P1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8" draw:text-style-name="P1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79" draw:text-style-name="P1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2.911cm" svg:y1="8.892cm" svg:x2="12.911cm" svg:y2="14.248cm">
          <text:p/>
        </draw:line>
        <draw:custom-shape draw:style-name="gr64" draw:text-style-name="P25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9.855cm" svg:y1="8.877cm" svg:x2="19.855cm" svg:y2="13.496cm">
          <text:p/>
        </draw:line>
        <draw:frame draw:style-name="gr66" draw:text-style-name="P1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4.132cm" svg:y="14.071cm">
            <draw:text-box>
              <text:p><text:span text:style-name="T1">1</text:span></text:p>
            </draw:text-box>
          </draw:frame>
        </draw:g>
        <draw:frame draw:style-name="gr136" draw:text-style-name="P42" draw:layer="layout" svg:width="4.486cm" svg:height="0.962cm" svg:x="7.816cm" svg:y="6.125cm">
          <draw:text-box>
            <text:p><text:span text:style-name="T6">Pre-selection</text:span></text:p>
          </draw:text-box>
        </draw:frame>
        <draw:frame draw:style-name="gr137" draw:text-style-name="P42" draw:layer="layout" svg:width="4.841cm" svg:height="0.962cm" svg:x="20.494cm" svg:y="6.125cm">
          <draw:text-box>
            <text:p><text:span text:style-name="T6">Post-selection</text:span></text:p>
          </draw:text-box>
        </draw:frame>
        <draw:frame draw:style-name="gr138" draw:text-style-name="P42" draw:layer="layout" svg:width="3.749cm" svg:height="0.962cm" svg:x="14.818cm" svg:y="6.125cm">
          <draw:text-box>
            <text:p><text:span text:style-name="T6">Interaction</text:span></text:p>
          </draw:text-box>
        </draw:frame>
        <draw:custom-shape draw:style-name="gr75" draw:text-style-name="P29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5.206cm" svg:y="8.981cm">
          <draw:text-box>
            <text:p text:style-name="P26"><text:span text:style-name="T3">Blocker</text:span></text:p>
          </draw:text-box>
        </draw:frame>
        <draw:ellipse draw:style-name="gr6" draw:text-style-name="P6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7" draw:text-style-name="P7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22" draw:style-name="dp1" draw:master-page-name="Default">
        <draw:g>
          <draw:custom-shape draw:style-name="gr187" draw:text-style-name="P30" draw:layer="layout" svg:width="8.379cm" svg:height="9.5cm" svg:x="6.909cm" svg:y="6.045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41" draw:layer="layout" svg:width="5.557cm" svg:height="9.5cm" svg:x="15.283cm" svg:y="6.045cm">
            <text:p text:style-name="P40"><text:s/></text:p>
            <draw:enhanced-geometry svg:viewBox="0 0 21600 21600" draw:type="rectangle" draw:enhanced-path="M 0 0 L 21600 0 21600 21600 0 21600 0 0 Z N"/>
          </draw:custom-shape>
          <draw:custom-shape draw:style-name="gr189" draw:text-style-name="P33" draw:layer="layout" svg:width="4.826cm" svg:height="9.5cm" svg:x="20.828cm" svg:y="6.045cm">
            <text:p text:style-name="P40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90" draw:text-style-name="P53" draw:layer="layout" svg:width="13.056cm" svg:height="6.604cm" svg:x="9.004cm" svg:y="8.393cm">
          <text:p/>
          <draw:enhanced-geometry svg:viewBox="0 0 21600 21600" draw:type="rectangle" draw:enhanced-path="M 0 0 L 21600 0 21600 21600 0 21600 0 0 Z N"/>
        </draw:custom-shape>
        <draw:line draw:style-name="gr63" draw:text-style-name="P7" draw:layer="layout" svg:x1="14.966cm" svg:y1="7.32cm" svg:x2="14.966cm" svg:y2="13.45cm">
          <text:p/>
        </draw:line>
        <draw:custom-shape draw:style-name="gr64" draw:text-style-name="P25" draw:layer="layout" svg:width="1.981cm" svg:height="0.965cm" svg:x="12.983cm" svg:y="6.50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3.192cm" svg:y="6.54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0.466cm" svg:y1="7.32cm" svg:x2="20.466cm" svg:y2="11.914cm">
          <text:p/>
        </draw:line>
        <draw:line draw:style-name="gr68" draw:text-style-name="P17" draw:layer="layout" svg:x1="7.205cm" svg:y1="10.691cm" svg:x2="8.821cm" svg:y2="11.279cm">
          <text:p/>
        </draw:line>
        <draw:frame draw:style-name="gr66" draw:text-style-name="P1" draw:layer="layout" svg:width="1.068cm" svg:height="0.878cm" svg:x="19.297cm" svg:y="6.54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9.049cm" svg:y="6.50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32" draw:layer="layout" svg:width="18.745cm" svg:height="9.5cm" svg:x="6.909cm" svg:y="6.045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7.485cm" svg:y1="10.793cm" svg:x2="15.5cm" svg:y2="13.709cm">
          <text:p/>
        </draw:line>
        <draw:line draw:style-name="gr34" draw:text-style-name="P17" draw:layer="layout" svg:x1="10.056cm" svg:y1="11.662cm" svg:x2="15.5cm" svg:y2="9.681cm">
          <text:p/>
        </draw:line>
        <draw:line draw:style-name="gr34" draw:text-style-name="P17" draw:layer="layout" svg:x1="15.556cm" svg:y1="9.681cm" svg:x2="24.342cm" svg:y2="12.88cm">
          <text:p/>
        </draw:line>
        <draw:line draw:style-name="gr27" draw:text-style-name="P17" draw:layer="layout" svg:x1="15.504cm" svg:y1="13.71cm" svg:x2="21.007cm" svg:y2="11.708cm">
          <text:p/>
        </draw:line>
        <draw:line draw:style-name="gr37" draw:text-style-name="P17" draw:layer="layout" svg:x1="21.136cm" svg:y1="11.724cm" svg:x2="24.5cm" svg:y2="12.949cm">
          <text:p/>
        </draw:line>
        <draw:g>
          <draw:custom-shape draw:style-name="gr192" draw:text-style-name="P29" draw:layer="layout" svg:width="6.35cm" svg:height="0.512cm" draw:transform="rotate (-1.5707963267949) translate (10.266cm 8.52cm)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9" draw:layer="layout" svg:width="6.35cm" svg:height="0.496cm" draw:transform="rotate (-1.5707963267949) translate (15.76cm 8.52cm)">
            <text:p/>
            <draw:enhanced-geometry svg:viewBox="0 0 21600 21600" draw:type="rectangle" draw:enhanced-path="M 0 0 L 21600 0 21600 21600 0 21600 0 0 Z N"/>
          </draw:custom-shape>
          <draw:custom-shape draw:style-name="gr192" draw:text-style-name="P29" draw:layer="layout" svg:width="6.35cm" svg:height="0.512cm" draw:transform="rotate (-1.5707963267949) translate (21.311cm 8.52cm)">
            <text:p/>
            <draw:enhanced-geometry svg:viewBox="0 0 21600 21600" draw:type="rectangle" draw:enhanced-path="M 0 0 L 21600 0 21600 21600 0 21600 0 0 Z N"/>
          </draw:custom-shape>
        </draw:g>
        <draw:ellipse draw:style-name="gr6" draw:text-style-name="P6" xml:id="id31" draw:id="id31" draw:layer="layout" svg:width="2.002cm" svg:height="1.285cm" draw:transform="skewX (-0.00785398163397442) rotate (2.79252680319093) translate (24.937cm 13.805cm)" draw:kind="cut" draw:start-angle="88.96" draw:end-angle="271.12">
          <text:p/>
        </draw:ellipse>
        <draw:connector draw:style-name="gr7" draw:text-style-name="P7" draw:layer="layout" draw:type="curve" draw:line-skew="-0.444cm" svg:x1="25.152cm" svg:y1="13.2cm" svg:x2="25.485cm" svg:y2="14.363cm" draw:start-shape="id31" draw:start-glue-point="3" svg:d="M25152 13200c121 0-45 1163 333 1163" svg:viewBox="0 0 334 1164">
          <text:p/>
        </draw:connector>
        <draw:custom-shape draw:style-name="gr48" draw:text-style-name="P21" draw:layer="layout" svg:width="0.398cm" svg:height="5.787cm" draw:transform="rotate (-0.0872664625997166) translate (11.512cm 8.9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0.203cm" svg:height="2.184cm" svg:x="13.065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0.0872664625997165) translate (19.288cm 8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6" draw:layer="layout" svg:width="0.813cm" svg:height="2.591cm" svg:x="17.138cm" svg:y="6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7" draw:layer="layout" svg:x1="17.548cm" svg:y1="8.854cm" svg:x2="17.548cm" svg:y2="10.095cm">
          <text:p/>
        </draw:line>
        <draw:custom-shape draw:style-name="gr169" draw:text-style-name="P50" draw:layer="layout" svg:width="0.822cm" svg:height="0.822cm" svg:x="9.049cm" svg:y="8.464cm">
          <text:p text:style-name="P4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1.049cm" svg:y="11.284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2.749cm" svg:y="10.165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7.132cm" svg:y="7.205cm">
          <text:p text:style-name="P4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19.315cm" svg:y="11.284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0" draw:layer="layout" svg:width="0.822cm" svg:height="0.822cm" svg:x="24.216cm" svg:y="12.585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2.54cm" svg:height="0.922cm" draw:transform="rotate (-0.349065850398867) translate (22.221cm 11.005cm)">
          <draw:image xlink:href="Pictures/1000020100000104000000CAB7ED71B95FC8C9C8.png" xlink:type="simple" xlink:show="embed" xlink:actuate="onLoad" loext:mime-type="image/png">
            <text:p/>
          </draw:image>
        </draw:frame>
        <draw:custom-shape draw:style-name="gr196" draw:text-style-name="P54" draw:layer="layout" svg:width="0.813cm" svg:height="5.436cm" svg:x="17.138cm" svg:y="6.3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05T13:51:50.726409142</dc:date>
    <meta:editing-duration>P10DT14H17M56S</meta:editing-duration>
    <meta:editing-cycles>176</meta:editing-cycles>
    <meta:generator>LibreOffice/6.4.7.2$Linux_X86_64 LibreOffice_project/40$Build-2</meta:generator>
    <meta:document-statistic meta:object-count="904"/>
  </office:meta>
</office:document-meta>
</file>